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/>
    <style:font-face style:name="Cambria" svg:font-family="Cambria" style:font-family-generic="roman" style:font-pitch="variable"/>
  </office:font-face-decls>
  <office:automatic-styles>
    <style:style style:name="ID0E5WAE" style:family="paragraph" style:parent-style-name="Normal" style:master-page-name="Standard">
      <style:paragraph-properties style:tab-stop-distance="1.249cm" fo:margin-left="0cm" fo:text-indent="0cm" fo:margin-right="0cm" fo:widows="2" fo:orphans="2"/>
    </style:style>
    <style:style style:name="ID0EEXAE" style:family="text">
      <style:text-properties fo:font-weight="bold"/>
    </style:style>
    <style:style style:name="ID0EIXAE" style:family="text">
      <style:text-properties fo:font-weight="bold"/>
    </style:style>
    <style:style style:name="ID0EMXAE" style:family="paragraph" style:parent-style-name="Normal">
      <style:paragraph-properties style:tab-stop-distance="1.249cm" fo:margin-left="0cm" fo:text-indent="0cm" fo:margin-right="0cm" fo:widows="2" fo:orphans="2"/>
    </style:style>
    <style:style style:name="ID0ESXAE" style:family="text">
      <style:text-properties fo:font-weight="bold"/>
    </style:style>
    <style:style style:name="ID0EXXAE" style:family="text">
      <style:text-properties fo:font-weight="bold"/>
    </style:style>
    <style:style style:name="ID0E2XAE" style:family="text">
      <style:text-properties fo:font-weight="bold"/>
    </style:style>
    <style:style style:name="ID0EAYAE" style:family="text">
      <style:text-properties fo:font-weight="bold"/>
    </style:style>
    <style:style style:name="ID0EEYAE" style:family="text">
      <style:text-properties fo:font-weight="bold"/>
    </style:style>
    <style:style style:name="ID0EJYAE" style:family="text">
      <style:text-properties fo:font-weight="bold"/>
    </style:style>
    <style:style style:name="ID0ENYAE" style:family="paragraph" style:parent-style-name="Normal">
      <style:paragraph-properties style:tab-stop-distance="1.249cm" fo:margin-left="0cm" fo:text-indent="0cm" fo:margin-right="0cm" fo:widows="2" fo:orphans="2"/>
    </style:style>
    <style:style style:name="ID0ETYAE" style:family="text">
      <style:text-properties fo:font-weight="bold"/>
    </style:style>
    <style:style style:name="ID0EYYAE" style:family="text">
      <style:text-properties fo:font-weight="bold"/>
    </style:style>
    <style:style style:name="ID0E3YAE" style:family="text">
      <style:text-properties fo:font-weight="bold"/>
    </style:style>
    <style:style style:name="ID0EBZAE" style:family="text">
      <style:text-properties fo:font-weight="bold"/>
    </style:style>
    <style:style style:name="ID0EFZAE" style:family="text">
      <style:text-properties fo:font-weight="bold"/>
    </style:style>
    <style:style style:name="ID0EKZAE" style:family="paragraph" style:parent-style-name="Normal">
      <style:paragraph-properties style:tab-stop-distance="1.249cm" fo:margin-left="0cm" fo:text-indent="0cm" fo:margin-right="0cm" fo:widows="2" fo:orphans="2"/>
    </style:style>
    <style:style style:name="ID0EQZAE" style:family="text">
      <style:text-properties fo:font-weight="bold"/>
    </style:style>
    <style:style style:name="ID0EVZAE" style:family="text">
      <style:text-properties fo:font-weight="bold"/>
    </style:style>
    <style:style style:name="ID0EZZAE" style:family="text">
      <style:text-properties fo:font-weight="bold"/>
    </style:style>
    <style:style style:name="ID0E5ZAE" style:family="text">
      <style:text-properties fo:font-weight="bold"/>
    </style:style>
    <style:style style:name="ID0EC1AE" style:family="paragraph" style:parent-style-name="Normal">
      <style:paragraph-properties style:tab-stop-distance="1.249cm" fo:margin-left="0cm" fo:text-indent="0cm" fo:margin-right="0cm" fo:widows="2" fo:orphans="2"/>
    </style:style>
    <style:style style:name="ID0EK1AE" style:family="text">
      <style:text-properties fo:font-weight="bold" fo:language="en" fo:country="US"/>
    </style:style>
    <style:style style:name="ID0ER1AE" style:family="text">
      <style:text-properties fo:font-weight="bold" fo:language="en" fo:country="US"/>
    </style:style>
    <style:style style:name="ID0EY1AE" style:family="text">
      <style:text-properties fo:font-weight="bold" fo:language="en" fo:country="US"/>
    </style:style>
    <style:style style:name="ID0E51AE" style:family="text">
      <style:text-properties fo:font-weight="bold" fo:language="en" fo:country="US"/>
    </style:style>
    <style:style style:name="ID0EF2AE" style:family="text">
      <style:text-properties fo:font-weight="bold" fo:language="en" fo:country="US"/>
    </style:style>
    <style:style style:name="ID0EL2AE" style:family="text">
      <style:text-properties fo:font-weight="bold" fo:language="en" fo:country="US"/>
    </style:style>
    <style:style style:name="ID0ET2AE" style:family="text">
      <style:text-properties fo:font-weight="bold" fo:language="en" fo:country="US"/>
    </style:style>
    <style:style style:name="ID0EZ2AE" style:family="text">
      <style:text-properties fo:font-weight="bold" fo:language="en" fo:country="US"/>
    </style:style>
    <style:style style:name="ID0EA3AE" style:family="text">
      <style:text-properties fo:font-weight="bold" fo:language="en" fo:country="US"/>
    </style:style>
    <style:style style:name="ID0EG3AE" style:family="text">
      <style:text-properties fo:font-weight="bold" fo:language="en" fo:country="US"/>
    </style:style>
    <style:style style:name="ID0EN3AE" style:family="paragraph" style:parent-style-name="Normal">
      <style:paragraph-properties style:tab-stop-distance="1.249cm" fo:margin-left="0cm" fo:text-indent="0cm" fo:margin-right="0cm" fo:widows="2" fo:orphans="2"/>
    </style:style>
    <style:style style:name="ID0ET3AE" style:family="text">
      <style:text-properties fo:font-weight="bold"/>
    </style:style>
    <style:style style:name="ID0EY3AE" style:family="text">
      <style:text-properties fo:font-weight="bold"/>
    </style:style>
    <style:style style:name="ID0E33AE" style:family="text">
      <style:text-properties fo:font-weight="bold"/>
    </style:style>
    <style:style style:name="ID0EC4AE" style:family="text">
      <style:text-properties fo:font-weight="bold"/>
    </style:style>
    <style:style style:name="ID0EG4AE" style:family="text">
      <style:text-properties fo:font-weight="bold"/>
    </style:style>
    <style:style style:name="ID0EM4AE" style:family="text">
      <style:text-properties fo:font-weight="bold"/>
    </style:style>
    <style:style style:name="ID0EQ4AE" style:family="text">
      <style:text-properties fo:font-weight="bold"/>
    </style:style>
    <style:style style:name="ID0EV4AE" style:family="text">
      <style:text-properties fo:font-weight="bold"/>
    </style:style>
    <style:style style:name="ID0E14AE" style:family="text">
      <style:text-properties fo:font-weight="bold"/>
    </style:style>
    <style:style style:name="ID0E54AE" style:family="paragraph" style:parent-style-name="Normal">
      <style:paragraph-properties style:tab-stop-distance="1.249cm" fo:margin-left="0cm" fo:text-indent="0cm" fo:margin-right="0cm" fo:widows="2" fo:orphans="2"/>
    </style:style>
    <style:style style:name="ID0EE5AE" style:family="text">
      <style:text-properties fo:font-weight="bold"/>
    </style:style>
    <style:style style:name="ID0EJ5AE" style:family="text">
      <style:text-properties fo:font-weight="bold"/>
    </style:style>
    <style:style style:name="ID0EN5AE" style:family="text">
      <style:text-properties fo:font-weight="bold"/>
    </style:style>
    <style:style style:name="ID0ET5AE" style:family="text">
      <style:text-properties fo:font-weight="bold"/>
    </style:style>
    <style:style style:name="ID0EX5AE" style:family="text">
      <style:text-properties fo:font-weight="bold"/>
    </style:style>
    <style:style style:name="ID0E45AE" style:family="text">
      <style:text-properties fo:font-weight="bold"/>
    </style:style>
    <style:style style:name="ID0EB6AE" style:family="text">
      <style:text-properties fo:font-weight="bold"/>
    </style:style>
    <style:style style:name="ID0EG6AE" style:family="paragraph" style:parent-style-name="Normal">
      <style:paragraph-properties style:tab-stop-distance="1.249cm" fo:margin-left="0cm" fo:text-indent="0cm" fo:margin-right="0cm" fo:widows="2" fo:orphans="2"/>
    </style:style>
    <style:style style:name="ID0EM6AE" style:family="text">
      <style:text-properties fo:font-weight="bold"/>
    </style:style>
    <style:style style:name="ID0ER6AE" style:family="text">
      <style:text-properties fo:font-weight="bold"/>
    </style:style>
    <style:style style:name="ID0EV6AE" style:family="text">
      <style:text-properties fo:font-weight="bold"/>
    </style:style>
    <style:style style:name="ID0E16AE" style:family="paragraph" style:parent-style-name="Normal">
      <style:paragraph-properties style:tab-stop-distance="1.249cm" fo:margin-left="0cm" fo:text-indent="0cm" fo:margin-right="0cm" fo:widows="2" fo:orphans="2"/>
    </style:style>
    <style:style style:name="ID0EDAAG" style:family="text">
      <style:text-properties fo:font-weight="bold" fo:language="en" fo:country="US"/>
    </style:style>
    <style:style style:name="ID0EKAAG" style:family="text">
      <style:text-properties fo:font-weight="bold" fo:language="en" fo:country="US"/>
    </style:style>
    <style:style style:name="ID0EQAAG" style:family="text">
      <style:text-properties fo:font-weight="bold" fo:language="en" fo:country="US"/>
    </style:style>
    <style:style style:name="ID0EWAAG" style:family="text">
      <style:text-properties fo:font-weight="bold" fo:language="en" fo:country="US"/>
    </style:style>
    <style:style style:name="ID0E3AAG" style:family="text">
      <style:text-properties fo:font-weight="bold" fo:language="en" fo:country="US"/>
    </style:style>
    <style:style style:name="ID0ECBAG" style:family="text">
      <style:text-properties fo:font-weight="bold" fo:language="en" fo:country="US"/>
    </style:style>
    <style:style style:name="ID0EKBAG" style:family="text">
      <style:text-properties fo:font-weight="bold" fo:language="en" fo:country="US"/>
    </style:style>
    <style:style style:name="ID0EQBAG" style:family="text">
      <style:text-properties fo:font-weight="bold" fo:language="en" fo:country="US"/>
    </style:style>
    <style:style style:name="ID0EXBAG" style:family="text">
      <style:text-properties fo:font-weight="bold" fo:language="en" fo:country="US"/>
    </style:style>
    <style:style style:name="ID0E4BAG" style:family="text">
      <style:text-properties fo:font-weight="bold" fo:language="en" fo:country="US"/>
    </style:style>
    <style:style style:name="ID0EECAG" style:family="paragraph" style:parent-style-name="Normal">
      <style:paragraph-properties style:tab-stop-distance="1.249cm" fo:margin-left="0cm" fo:text-indent="0cm" fo:margin-right="0cm" fo:widows="2" fo:orphans="2"/>
    </style:style>
    <style:style style:name="ID0EMCAG" style:family="text">
      <style:text-properties fo:font-weight="bold" fo:language="en" fo:country="US"/>
    </style:style>
    <style:style style:name="ID0ESCAG" style:family="text">
      <style:text-properties fo:font-weight="bold" fo:language="en" fo:country="US"/>
    </style:style>
    <style:style style:name="ID0E1CAG" style:family="text">
      <style:text-properties fo:font-weight="bold" fo:language="en" fo:country="US"/>
    </style:style>
    <style:style style:name="ID0EADAG" style:family="text">
      <style:text-properties fo:font-weight="bold" fo:language="en" fo:country="US"/>
    </style:style>
    <style:style style:name="ID0EIDAG" style:family="text">
      <style:text-properties fo:font-weight="bold" fo:language="en" fo:country="US"/>
    </style:style>
    <style:style style:name="ID0EODAG" style:family="text">
      <style:text-properties fo:font-weight="bold" fo:language="en" fo:country="US"/>
    </style:style>
    <style:style style:name="ID0EUDAG" style:family="text">
      <style:text-properties fo:font-weight="bold" fo:language="en" fo:country="US"/>
    </style:style>
    <style:style style:name="ID0E1DAG" style:family="text">
      <style:text-properties fo:font-weight="bold" fo:language="en" fo:country="US"/>
    </style:style>
    <style:style style:name="ID0EBEAG" style:family="text">
      <style:text-properties fo:font-weight="bold" fo:language="en" fo:country="US"/>
    </style:style>
    <style:style style:name="ID0EHEAG" style:family="text">
      <style:text-properties fo:font-weight="bold" fo:language="en" fo:country="US"/>
    </style:style>
    <style:style style:name="ID0EOEAG" style:family="text">
      <style:text-properties fo:font-weight="bold" fo:language="en" fo:country="US"/>
    </style:style>
    <style:style style:name="ID0EUEAG" style:family="text">
      <style:text-properties fo:font-weight="bold" fo:language="en" fo:country="US"/>
    </style:style>
    <style:style style:name="ID0E2EAG" style:family="text">
      <style:text-properties fo:font-weight="bold" fo:language="en" fo:country="US"/>
    </style:style>
    <style:style style:name="ID0ECFAG" style:family="text">
      <style:text-properties fo:font-weight="bold" fo:language="en" fo:country="US"/>
    </style:style>
    <style:style style:name="ID0EIFAG" style:family="paragraph" style:parent-style-name="Normal">
      <style:paragraph-properties style:tab-stop-distance="1.249cm" fo:margin-left="0cm" fo:text-indent="0cm" fo:margin-right="0cm" fo:widows="2" fo:orphans="2"/>
    </style:style>
    <style:style style:name="ID0EOFAG" style:family="text">
      <style:text-properties fo:font-weight="bold"/>
    </style:style>
    <style:style style:name="ID0ESFAG" style:family="text">
      <style:text-properties fo:font-weight="bold"/>
    </style:style>
    <style:style style:name="ID0EXFAG" style:family="text">
      <style:text-properties fo:font-weight="bold"/>
    </style:style>
    <style:style style:name="ID0E2FAG" style:family="text">
      <style:text-properties fo:font-weight="bold"/>
    </style:style>
    <style:style style:name="ID0EBGAG" style:family="paragraph" style:parent-style-name="Normal">
      <style:paragraph-properties style:tab-stop-distance="1.249cm" fo:margin-left="0cm" fo:text-indent="0cm" fo:margin-right="0cm" fo:widows="2" fo:orphans="2"/>
      <style:text-properties fo:font-weight="bold"/>
    </style:style>
    <style:style style:name="ID0EHGAG" style:family="paragraph" style:parent-style-name="Normal">
      <style:paragraph-properties style:tab-stop-distance="1.249cm" fo:margin-left="0cm" fo:text-indent="0cm" fo:margin-right="0cm" fo:widows="2" fo:orphans="2"/>
      <style:text-properties fo:font-weight="bold"/>
    </style:style>
    <style:style style:name="ID0ENGAG" style:family="paragraph" style:parent-style-name="Normal">
      <style:paragraph-properties style:tab-stop-distance="1.249cm" fo:margin-left="0cm" fo:text-indent="0cm" fo:margin-right="0cm" fo:widows="2" fo:orphans="2"/>
      <style:text-properties fo:font-weight="bold"/>
    </style:style>
    <style:style style:name="ID0ETGAG" style:family="paragraph" style:parent-style-name="Normal">
      <style:paragraph-properties style:tab-stop-distance="1.249cm" fo:margin-left="0cm" fo:text-indent="0cm" fo:margin-right="0cm" fo:widows="2" fo:orphans="2"/>
      <style:text-properties fo:font-weight="bold"/>
    </style:style>
    <style:style style:name="ID0EZGAG" style:family="paragraph" style:parent-style-name="Normal">
      <style:paragraph-properties style:tab-stop-distance="1.249cm" fo:margin-left="0cm" fo:text-indent="0cm" fo:margin-right="0cm" fo:widows="2" fo:orphans="2"/>
      <style:text-properties fo:font-weight="bold"/>
    </style:style>
    <style:style style:name="ID0E6GAG" style:family="paragraph" style:parent-style-name="Normal">
      <style:paragraph-properties fo:line-height="115%" fo:margin-top="0cm" fo:margin-bottom="0.353cm" fo:margin-left="" fo:margin-right="" fo:text-indent="0cm" fo:widows="2" fo:orphans="2"/>
    </style:style>
    <style:style style:name="ID0ECHAG" style:family="section">
      <style:section-properties>
        <style:columns fo:column-count="1"/>
      </style:section-properties>
    </style: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ext:p text:style-name="ID0E5WAE"><text:span text:style-name="ID0EEXAE">Especificaciones PC:</text:span><text:span text:style-name="ID0EIXAE"><text:line-break/></text:span></text:p>
      <text:p text:style-name="ID0EMXAE"><text:span text:style-name="ID0ESXAE">Procesador: Intel </text:span><text:span text:style-name="ID0EXXAE">core</text:span><text:span text:style-name="ID0E2XAE"><text:s/>2<text:s/></text:span><text:span text:style-name="ID0EAYAE">duo</text:span><text:span text:style-name="ID0EEYAE"><text:s/>2.4<text:s/></text:span><text:span text:style-name="ID0EJYAE">ghz</text:span></text:p>
      <text:p text:style-name="ID0ENYAE"><text:span text:style-name="ID0ETYAE">Memoria </text:span><text:span text:style-name="ID0EYYAE">ram</text:span><text:span text:style-name="ID0E3YAE">: 6 </text:span><text:span text:style-name="ID0EBZAE">gb</text:span><text:span text:style-name="ID0EFZAE"><text:s/>DDR 2</text:span></text:p>
      <text:p text:style-name="ID0EKZAE"><text:span text:style-name="ID0EQZAE">2 Discos duros: 1 de 120 </text:span><text:span text:style-name="ID0EVZAE">gb</text:span><text:span text:style-name="ID0EZZAE"><text:s text:c="2"/>y otro de 300<text:s/></text:span><text:span text:style-name="ID0E5ZAE">gb</text:span></text:p>
      <text:p text:style-name="ID0EC1AE"><text:span text:style-name="ID0EK1AE">Mother </text:span><text:span text:style-name="ID0ER1AE">Board: </text:span><text:span text:style-name="ID0EY1AE">Abit</text:span><text:span text:style-name="ID0E51AE"><text:s/>fatality<text:s/></text:span><text:span text:style-name="ID0EF2AE">soporta</text:span><text:span text:style-name="ID0EL2AE"><text:s/></text:span><text:span text:style-name="ID0ET2AE">hasta</text:span><text:span text:style-name="ID0EZ2AE"><text:s/>8<text:s/></text:span><text:span text:style-name="ID0EA3AE">gb</text:span><text:span text:style-name="ID0EG3AE"><text:s/>de Ram.</text:span></text:p>
      <text:p text:style-name="ID0EN3AE"><text:span text:style-name="ID0ET3AE">Tarjeta de Video: </text:span><text:span text:style-name="ID0EY3AE">Nvidia</text:span><text:span text:style-name="ID0E33AE"><text:s/></text:span><text:span text:style-name="ID0EC4AE">Gforce</text:span><text:span text:style-name="ID0EG4AE"><text:s/></text:span><text:span text:style-name="ID0EM4AE">gts</text:span><text:span text:style-name="ID0EQ4AE"><text:s/>250 gddr3 de<text:s/></text:span><text:span text:style-name="ID0EV4AE">1 </text:span><text:span text:style-name="ID0E14AE">gb</text:span></text:p>
      <text:p text:style-name="ID0E54AE"><text:span text:style-name="ID0EE5AE">Case: </text:span><text:span text:style-name="ID0EJ5AE">Antec</text:span><text:span text:style-name="ID0EN5AE"><text:s/></text:span><text:span text:style-name="ID0ET5AE">Nine</text:span><text:span text:style-name="ID0EX5AE"><text:s/></text:span><text:span text:style-name="ID0E45AE">hundred</text:span><text:span text:style-name="ID0EB6AE"><text:s/>con abanicos incluidos.</text:span></text:p>
      <text:p text:style-name="ID0EG6AE"><text:span text:style-name="ID0EM6AE">Sistema Operativo: Windows 7 </text:span><text:span text:style-name="ID0ER6AE">ultimate</text:span><text:span text:style-name="ID0EV6AE"><text:s/>64 bits</text:span></text:p>
      <text:p text:style-name="ID0E16AE"><text:span text:style-name="ID0EDAAG">Software </text:span><text:span text:style-name="ID0EKAAG">Instalado</text:span><text:span text:style-name="ID0EQAAG">: Office 2</text:span><text:span text:style-name="ID0EWAAG">013</text:span><text:span text:style-name="ID0E3AAG">,Adobe</text:span><text:span text:style-name="ID0ECBAG"><text:s/></text:span><text:span text:style-name="ID0EKBAG">Potoshop</text:span><text:span text:style-name="ID0EQBAG"><text:s/>CS5 , Adobe Acrobat pro XI,<text:s/></text:span><text:span text:style-name="ID0EXBAG">Autocad</text:span><text:span text:style-name="ID0E4BAG"><text:s/>2013.</text:span></text:p>
      <text:p text:style-name="ID0EECAG"><text:span text:style-name="ID0EMCAG">Incluye</text:span><text:span text:style-name="ID0ESCAG"><text:s/></text:span><text:span text:style-name="ID0E1CAG">juegos</text:span><text:span text:style-name="ID0EADAG"><text:s/></text:span><text:span text:style-name="ID0EIDAG">instalados</text:span><text:span text:style-name="ID0EODAG">: Pro evolution 2013</text:span><text:span text:style-name="ID0EUDAG">, Fifa</text:span><text:span text:style-name="ID0E1DAG"><text:s/>2013, Tomb<text:s/></text:span><text:span text:style-name="ID0EBEAG">Raider,</text:span><text:span text:style-name="ID0EHEAG"><text:s/>Call Of duty Black ops 2, Call Of duty modern warefare 3</text:span><text:span text:style-name="ID0EOEAG">,</text:span><text:span text:style-name="ID0EUEAG"><text:s/>Devil</text:span><text:span text:style-name="ID0E2EAG"><text:s/>May<text:s/></text:span><text:span text:style-name="ID0ECFAG">Cry, Darksiders 2.</text:span></text:p>
      <text:p text:style-name="ID0EIFAG"><text:span text:style-name="ID0EOFAG">Precio: $4</text:span><text:span text:style-name="ID0ESFAG">00 </text:span><text:span text:style-name="ID0EXFAG">No negociable.</text:span><text:span text:style-name="ID0E2FAG"><text:s/></text:span></text:p>
      <text:p text:style-name="ID0EBGAG"/>
      <text:p text:style-name="ID0EHGAG"/>
      <text:p text:style-name="ID0ENGAG"/>
      <text:p text:style-name="ID0ETGAG"/>
      <text:p text:style-name="ID0EZGAG"/>
      <text:p text:style-name="ID0E6GA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/>
    <style:font-face style:name="Cambria" svg:font-family="Cambria" style:font-family-generic="roman" style:font-pitch="variable"/>
  </office:font-face-decls>
  <office:styles>
    <style:default-style style:family="paragraph">
      <style:paragraph-properties style:tab-stop-distance="1.249cm" fo:margin-bottom="0.353cm" fo:line-height="115%"/>
      <style:text-properties style:font-name="Calibri" style:font-name-complex="none" style:font-name-asian="none" fo:font-size="11pt" style:font-size-complex="11pt" fo:language="es" fo:country="PA" style:language-complex="ar" style:country-complex="SA" style:language-asian="en" style:country-asian="US" fo:margin-bottom="0.353cm" fo:line-height="115%" style:use-window-font-color="true"/>
    </style:default-style>
    <style:default-style style:family="text">
      <style:text-properties style:font-name="Calibri" style:font-name-complex="none" style:font-name-asian="none" fo:font-size="11pt" style:font-size-complex="11pt" fo:language="es" fo:country="PA" style:language-complex="ar" style:country-complex="SA" style:language-asian="en" style:country-asian="US" style:use-window-font-color="true"/>
    </style:default-style>
    <style:default-style style:family="table">
      <style:table-properties table:border-model="collapsing" fo:margin-left="0cm"/>
    </style:default-style>
    <style:style style:name="Normal" style:display-name="Normal" style:family="paragraph">
      <style:paragraph-properties/>
    </style:style>
    <style:style style:name="Fuentedeprrafopredeter" style:display-name="Default Paragraph Font" style:family="text">
      <style:text-properties/>
    </style:style>
    <style:style style:name="Tablanormal" style:display-name="Normal Table" style:family="table"/>
    <style:style style:name="X3AS7TOCHyperlink" style:display-name="X3AS7TOCHyperlink" style:family="text" style:parent-style-name="DefaultParagraphFont">
      <style:text-properties fo:color="#000000" style:text-underline-style="none"/>
    </style:style>
    <style:style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</office:styles>
  <office:automatic-styles>
    <style:page-layout style:name="PAGEID0ECHAG">
      <style:page-layout-properties fo:page-width="21.59cm" fo:page-height="27.94cm" fo:margin-top="2.499cm" fo:margin-left="3cm" fo:margin-bottom="2.499cm" fo:margin-right="3cm">
        <style:footnote-sep style:distance-before-sep="0cm" style:distance-after-sep="0.353cm" style:width="0.005cm" style:rel-width="32.713277742142395"/>
        <style:columns fo:column-count="1"/>
      </style:page-layout-properties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CHAG"/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DF Add-in for Microsoft Office 4.0.5309.0 (12.0.4518)</meta:generator>
    <meta:initial-creator>afranco</meta:initial-creator>
    <meta:creation-date>2013-03-11T16:21:00</meta:creation-date>
    <dc:creator>afranco</dc:creator>
    <dc:date>2013-03-11T16:46:00</dc:date>
    <meta:editing-cycles>130</meta:editing-cycles>
    <meta:document-statistic/>
    <meta:editing-duration>PT0H25M0S</meta:editing-duration>
    <meta:user-defined meta:name="Company" meta:value-type="string"/>
  </office:meta>
</office:document-meta>
</file>